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6C1A49DB22F333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ffff" draw:marker-start-width="0.252cm" draw:marker-end="Arrow" draw:marker-end-width="0.352cm" draw:fill="solid" draw:textarea-vertical-align="middle" fo:padding-top="0.142cm" fo:padding-bottom="0.142cm" fo:padding-left="0.267cm" fo:padding-right="0.267cm" draw:shadow="visible" draw:shadow-offset-x="0.102cm" draw:shadow-offset-y="0.102cm" draw:shadow-color="#000000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M Roman 12"/>
    </style:style>
    <style:style style:name="T1" style:family="text">
      <style:text-properties style:font-name="LM Roman 1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0cm" svg:y="-0.075cm">
          <draw:image xlink:href="Pictures/1000000000000640000004B0B6C1A49DB22F333B.jpg" xlink:type="simple" xlink:show="embed" xlink:actuate="onLoad" loext:mime-type="image/jpeg">
            <text:p/>
          </draw:image>
        </draw:frame>
        <draw:line draw:style-name="gr2" draw:text-style-name="P2" draw:layer="layout" svg:x1="3.683cm" svg:y1="5.265cm" svg:x2="4.953cm" svg:y2="6.281cm">
          <text:p/>
        </draw:line>
        <draw:line draw:style-name="gr2" draw:text-style-name="P2" draw:layer="layout" svg:x1="12.065cm" svg:y1="9.456cm" svg:x2="12.827cm" svg:y2="8.186cm">
          <text:p/>
        </draw:line>
        <draw:custom-shape draw:style-name="gr3" draw:text-style-name="P3" draw:layer="layout" svg:width="2.54cm" svg:height="1.016cm" svg:x="10.922cm" svg:y="9.456cm">
          <text:p text:style-name="P1"><text:span text:style-name="T1">Ro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79cm" svg:y1="11.742cm" svg:x2="8.763cm" svg:y2="10.853cm">
          <text:p/>
        </draw:line>
        <draw:custom-shape draw:style-name="gr3" draw:text-style-name="P3" draw:layer="layout" svg:width="2.54cm" svg:height="1.016cm" svg:x="9.652cm" svg:y="11.107cm">
          <text:p text:style-name="P1"><text:span text:style-name="T1">St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0.889cm" svg:y="4.63cm">
          <text:p text:style-name="P1"><text:span text:style-name="T1">Windin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23cm" fo:page-height="14.0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7:46:21.818074150</dc:date>
    <meta:editing-duration>PT6M1S</meta:editing-duration>
    <meta:editing-cycles>1</meta:editing-cycles>
    <meta:document-statistic meta:object-count="7"/>
    <meta:generator>LibreOffice/6.4.7.2$Linux_X86_64 LibreOffice_project/40$Build-2</meta:generator>
  </office:meta>
</office:document-meta>
</file>